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62c868" officeooo:paragraph-rsid="0562c868"/>
    </style:style>
    <style:style style:name="P4" style:family="paragraph" style:parent-style-name="Text_20_body">
      <style:text-properties officeooo:rsid="0562c868" officeooo:paragraph-rsid="056a94fb"/>
    </style:style>
    <style:style style:name="P5" style:family="paragraph" style:parent-style-name="Text_20_body">
      <style:text-properties officeooo:rsid="056a94fb" officeooo:paragraph-rsid="057bda9f"/>
    </style:style>
    <style:style style:name="P6" style:family="paragraph" style:parent-style-name="Text_20_body">
      <style:text-properties officeooo:rsid="0561464b" officeooo:paragraph-rsid="058fcc10"/>
    </style:style>
    <style:style style:name="P7" style:family="paragraph" style:parent-style-name="Text_20_body">
      <style:text-properties officeooo:rsid="0561464b" officeooo:paragraph-rsid="05e06f12"/>
    </style:style>
    <style:style style:name="P8" style:family="paragraph" style:parent-style-name="Text_20_body">
      <style:text-properties officeooo:rsid="0596ca4a" officeooo:paragraph-rsid="0596ca4a"/>
    </style:style>
    <style:style style:name="P9" style:family="paragraph" style:parent-style-name="Text_20_body">
      <style:paragraph-properties fo:line-height="100%"/>
      <style:text-properties officeooo:rsid="04af6545" officeooo:paragraph-rsid="04af6545"/>
    </style:style>
    <style:style style:name="P10" style:family="paragraph" style:parent-style-name="Text_20_body">
      <style:text-properties officeooo:rsid="05b888e6" officeooo:paragraph-rsid="05cf6a63"/>
    </style:style>
    <style:style style:name="P11" style:family="paragraph" style:parent-style-name="Text_20_body">
      <style:text-properties officeooo:rsid="05b8a0b0" officeooo:paragraph-rsid="05cf6a63"/>
    </style:style>
    <style:style style:name="P12" style:family="paragraph" style:parent-style-name="Text_20_body">
      <style:text-properties officeooo:rsid="05c44172" officeooo:paragraph-rsid="05cf6a63"/>
    </style:style>
    <style:style style:name="P13" style:family="paragraph" style:parent-style-name="Text_20_body">
      <style:text-properties officeooo:rsid="05ccb8c6" officeooo:paragraph-rsid="05ccb8c6"/>
    </style:style>
    <style:style style:name="P14" style:family="paragraph" style:parent-style-name="Text_20_body">
      <style:text-properties officeooo:rsid="058e149f" officeooo:paragraph-rsid="058e149f"/>
    </style:style>
    <style:style style:name="P15" style:family="paragraph" style:parent-style-name="Text_20_body">
      <style:text-properties officeooo:rsid="05d2a9e3" officeooo:paragraph-rsid="05dcabd6"/>
    </style:style>
    <style:style style:name="P16" style:family="paragraph" style:parent-style-name="Text_20_body">
      <style:text-properties officeooo:rsid="05d2a9e3" officeooo:paragraph-rsid="05dd60fa"/>
    </style:style>
    <style:style style:name="P17" style:family="paragraph" style:parent-style-name="Heading_20_2">
      <style:text-properties officeooo:paragraph-rsid="052ed04f"/>
    </style:style>
    <style:style style:name="P18" style:family="paragraph" style:parent-style-name="Heading_20_2">
      <style:text-properties officeooo:rsid="05735d0c" officeooo:paragraph-rsid="058b9dbb"/>
    </style:style>
    <style:style style:name="P19" style:family="paragraph" style:parent-style-name="Heading_20_2">
      <style:text-properties officeooo:rsid="05735d0c" officeooo:paragraph-rsid="0596ca4a"/>
    </style:style>
    <style:style style:name="P20" style:family="paragraph" style:parent-style-name="Heading_20_2">
      <style:text-properties officeooo:paragraph-rsid="05648627"/>
    </style:style>
    <style:style style:name="P21" style:family="paragraph" style:parent-style-name="Heading_20_2">
      <style:paragraph-properties fo:line-height="100%"/>
      <style:text-properties officeooo:rsid="04af6545" officeooo:paragraph-rsid="05ccb8c6"/>
    </style:style>
    <style:style style:name="P22" style:family="paragraph" style:parent-style-name="Heading_20_2">
      <style:paragraph-properties fo:line-height="100%"/>
      <style:text-properties officeooo:rsid="04af6545" officeooo:paragraph-rsid="05cf6a63"/>
    </style:style>
    <style:style style:name="P23" style:family="paragraph" style:parent-style-name="Heading_20_2">
      <style:paragraph-properties fo:line-height="100%"/>
      <style:text-properties officeooo:rsid="04af6545" officeooo:paragraph-rsid="05dcabd6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rsid="0596ca4a" officeooo:paragraph-rsid="0596ca4a"/>
    </style:style>
    <style:style style:name="P25" style:family="paragraph" style:parent-style-name="Text_20_body">
      <style:paragraph-properties fo:text-align="start" style:justify-single-word="false" style:writing-mode="lr-tb"/>
      <style:text-properties fo:font-style="italic" officeooo:rsid="0596ca4a" officeooo:paragraph-rsid="0596ca4a" style:font-style-asian="italic" style:font-style-complex="italic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596ca4a" officeooo:paragraph-rsid="0596ca4a"/>
    </style:style>
    <style:style style:name="P27" style:family="paragraph" style:parent-style-name="Text_20_body">
      <style:paragraph-properties fo:margin-top="0in" fo:margin-bottom="0in" loext:contextual-spacing="false"/>
      <style:text-properties officeooo:rsid="05b888e6" officeooo:paragraph-rsid="05cf6a63"/>
    </style:style>
    <style:style style:name="P28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96ca4a"/>
    </style:style>
    <style:style style:name="P29" style:family="paragraph" style:parent-style-name="Text_20_body" style:list-style-name="L1">
      <style:paragraph-properties fo:margin-top="0in" fo:margin-bottom="0in" loext:contextual-spacing="false"/>
      <style:text-properties officeooo:rsid="05b888e6" officeooo:paragraph-rsid="05cf6a63"/>
    </style:style>
    <style:style style:name="P30" style:family="paragraph" style:parent-style-name="Text_20_body" style:list-style-name="L2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e4d1ec"/>
    </style:style>
    <style:style style:name="P31" style:family="paragraph" style:parent-style-name="Text_20_body" style:list-style-name="L2">
      <style:paragraph-properties fo:margin-top="0in" fo:margin-bottom="0in" loext:contextual-spacing="false" fo:text-align="start" style:justify-single-word="false" style:writing-mode="lr-tb"/>
      <style:text-properties officeooo:paragraph-rsid="05e4d1ec"/>
    </style:style>
    <style:style style:name="P32" style:family="paragraph" style:parent-style-name="Text_20_body">
      <style:paragraph-properties fo:text-align="start" style:justify-single-word="false" style:writing-mode="lr-tb"/>
      <style:text-properties officeooo:rsid="0596ca4a" officeooo:paragraph-rsid="0596ca4a"/>
    </style:style>
    <style:style style:name="P33" style:family="paragraph" style:parent-style-name="Text_20_body" style:list-style-name="L2">
      <style:paragraph-properties fo:text-align="start" style:justify-single-word="false" style:writing-mode="lr-tb"/>
      <style:text-properties officeooo:paragraph-rsid="05e4d1ec"/>
    </style:style>
    <style:style style:name="P34" style:family="paragraph" style:parent-style-name="Heading_20_1">
      <style:paragraph-properties fo:line-height="100%"/>
      <style:text-properties officeooo:rsid="05226f8d" officeooo:paragraph-rsid="04af6545"/>
    </style:style>
    <style:style style:name="P35" style:family="paragraph" style:parent-style-name="Heading_20_2">
      <style:text-properties style:font-name="David CLM" fo:font-weight="bold" officeooo:paragraph-rsid="05e4d1ec" style:font-weight-asian="bold" style:font-name-complex="David CLM" style:font-weight-complex="bold"/>
    </style:style>
    <style:style style:name="T1" style:family="text">
      <style:text-properties officeooo:rsid="05609767"/>
    </style:style>
    <style:style style:name="T2" style:family="text">
      <style:text-properties officeooo:rsid="0565f2dc"/>
    </style:style>
    <style:style style:name="T3" style:family="text">
      <style:text-properties officeooo:rsid="057bda9f"/>
    </style:style>
    <style:style style:name="T4" style:family="text">
      <style:text-properties officeooo:rsid="057ca7f2"/>
    </style:style>
    <style:style style:name="T5" style:family="text">
      <style:text-properties officeooo:rsid="058fcc10"/>
    </style:style>
    <style:style style:name="T6" style:family="text">
      <style:text-properties style:font-name="Times New Roman" fo:font-style="italic" officeooo:rsid="058fcc10" style:font-style-asian="italic" style:font-style-complex="italic"/>
    </style:style>
    <style:style style:name="T7" style:family="text">
      <style:text-properties officeooo:rsid="059160cd"/>
    </style:style>
    <style:style style:name="T8" style:family="text">
      <style:text-properties officeooo:rsid="05b131eb"/>
    </style:style>
    <style:style style:name="T9" style:family="text">
      <style:text-properties officeooo:rsid="05b52448"/>
    </style:style>
    <style:style style:name="T10" style:family="text">
      <style:text-properties officeooo:rsid="05b6bed9"/>
    </style:style>
    <style:style style:name="T11" style:family="text">
      <style:text-properties officeooo:rsid="05b888e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5c5adee" style:font-weight-asian="bold" style:font-weight-complex="bold"/>
    </style:style>
    <style:style style:name="T14" style:family="text">
      <style:text-properties officeooo:rsid="05bc1362"/>
    </style:style>
    <style:style style:name="T15" style:family="text">
      <style:text-properties officeooo:rsid="05c02c24"/>
    </style:style>
    <style:style style:name="T16" style:family="text">
      <style:text-properties officeooo:rsid="05c2aca5"/>
    </style:style>
    <style:style style:name="T17" style:family="text">
      <style:text-properties officeooo:rsid="05c44172"/>
    </style:style>
    <style:style style:name="T18" style:family="text">
      <style:text-properties officeooo:rsid="05c5adee"/>
    </style:style>
    <style:style style:name="T19" style:family="text">
      <style:text-properties officeooo:rsid="05c74c07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5984f9a" style:font-style-asian="italic" style:font-style-complex="italic"/>
    </style:style>
    <style:style style:name="T22" style:family="text">
      <style:text-properties fo:font-style="italic" officeooo:rsid="04a6b974" style:font-style-asian="italic" style:font-style-complex="italic"/>
    </style:style>
    <style:style style:name="T23" style:family="text">
      <style:text-properties officeooo:rsid="05cf6a63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officeooo:rsid="05d6ac56"/>
    </style:style>
    <style:style style:name="T26" style:family="text">
      <style:text-properties officeooo:rsid="05d8b071"/>
    </style:style>
    <style:style style:name="T27" style:family="text">
      <style:text-properties officeooo:rsid="05dcabd6"/>
    </style:style>
    <style:style style:name="T28" style:family="text">
      <style:text-properties officeooo:rsid="05dd60fa"/>
    </style:style>
    <style:style style:name="T29" style:family="text">
      <style:text-properties officeooo:rsid="05e06f12"/>
    </style:style>
    <style:style style:name="T30" style:family="text">
      <style:text-properties officeooo:rsid="05e10a74"/>
    </style:style>
    <style:style style:name="T31" style:family="text">
      <style:text-properties officeooo:rsid="05e3dd26"/>
    </style:style>
    <style:style style:name="T32" style:family="text">
      <style:text-properties style:font-name="David CLM" fo:font-size="12pt" style:font-size-asian="12pt" style:font-name-complex="David CLM" style:font-size-complex="12pt"/>
    </style:style>
    <style:style style:name="T33" style:family="text">
      <style:text-properties style:font-name="David CLM" fo:font-size="12pt" officeooo:rsid="04a6b974" style:font-size-asian="12pt" style:font-name-complex="David CLM" style:font-size-complex="12pt"/>
    </style:style>
    <style:style style:name="T34" style:family="text">
      <style:text-properties style:font-name="David CLM" fo:font-size="12pt" officeooo:rsid="04c501c7" style:font-size-asian="12pt" style:font-name-complex="David CLM" style:font-size-complex="12pt"/>
    </style:style>
    <style:style style:name="T35" style:family="text">
      <style:text-properties style:font-name="David CLM" fo:font-size="12pt" officeooo:rsid="04a504e1" style:font-size-asian="12pt" style:font-name-complex="David CLM" style:font-size-complex="12pt"/>
    </style:style>
    <style:style style:name="T36" style:family="text">
      <style:text-properties style:font-name="David CLM" style:font-name-complex="David CLM"/>
    </style:style>
    <style:style style:name="T37" style:family="text">
      <style:text-properties style:font-name="David CLM" officeooo:rsid="04652fcf" style:font-name-complex="David CLM"/>
    </style:style>
    <style:style style:name="T38" style:family="text">
      <style:text-properties style:font-name="David CLM" officeooo:rsid="0461db84" style:font-name-complex="David CLM"/>
    </style:style>
    <style:style style:name="T39" style:family="text">
      <style:text-properties style:font-name="David CLM" officeooo:rsid="0466c0ad" style:font-name-complex="David CLM"/>
    </style:style>
    <style:style style:name="T40" style:family="text">
      <style:text-properties style:font-name="David CLM" officeooo:rsid="046bc579" style:font-name-complex="David CLM"/>
    </style:style>
    <style:style style:name="T41" style:family="text">
      <style:text-properties style:font-name="David CLM" officeooo:rsid="046ec47f" style:font-name-complex="David CLM"/>
    </style:style>
    <style:style style:name="T42" style:family="text">
      <style:text-properties style:font-name="David CLM" fo:font-weight="bold" style:font-name-complex="David CLM"/>
    </style:style>
    <style:style style:name="T43" style:family="text">
      <style:text-properties style:font-name="David CLM" fo:font-weight="bold" officeooo:rsid="0466c0ad" style:font-name-complex="David CLM"/>
    </style:style>
    <style:style style:name="T44" style:family="text">
      <style:text-properties style:font-name="David CLM" fo:language="en" fo:country="US" style:font-name-complex="David CLM"/>
    </style:style>
    <style:style style:name="T45" style:family="text">
      <style:text-properties style:font-name="David CLM" fo:font-weight="normal" style:font-weight-asian="normal" style:font-name-complex="David CLM" style:font-weight-complex="normal"/>
    </style:style>
    <style:style style:name="T46" style:family="text">
      <style:text-properties style:font-name="David CLM" fo:font-weight="normal" officeooo:rsid="0466c0ad" style:font-weight-asian="normal" style:font-name-complex="David CLM" style:font-weight-complex="normal"/>
    </style:style>
    <style:style style:name="T47" style:family="text">
      <style:text-properties officeooo:rsid="044d634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מטלה - חלוקה הוגנת של קרקעות ועוגות</text:h>
      <text:p text:style-name="P9">יש לענות על שאלה אחת לבחירתכם.</text:p>
      <text:p text:style-name="P21">שאלה <text:span text:style-name="T11">1</text:span>: <text:span text:style-name="T11">חלוקה פרופורציונלית בשני מימדים</text:span></text:p>
      <text:p text:style-name="P13">א. נתונה חלקת-אדמה בצורת מלבן. תארו אלגוריתם הנותן חלוקה פרופורציונלית של העוגה בין n אנשים, כך שכל אחד מקבל מלבן.</text:p>
      <text:p text:style-name="P13">ב. הסבירו מהי צורה <text:span text:style-name="T20">קמורה </text:span>ותנו דוגמאות (<text:span text:style-name="T25">ראו </text:span>בויקיפדיה: <text:a xlink:type="simple" xlink:href="https://en.wikipedia.org/wiki/Convex_set" text:style-name="Internet_20_link" text:visited-style-name="Visited_20_Internet_20_Link"><text:span text:style-name="T24">https://en.wikipedia.org/wiki/Convex_set</text:span></text:a> )</text:p>
      <text:p text:style-name="P13">ג. <text:s/>נתונה חלקת-אדמה דו-ממדית קמורה. תארו אלגוריתם הנותן חלוקה פרופורציונלית של העוגה בין n אנשים, כך שכל אחד מקבל פרוסה קמורה.</text:p>
      <text:p text:style-name="P17">שאלה <text:span text:style-name="T23">2</text:span>: <text:span text:style-name="T1">חלוקת תורנויות פרופורציונלית</text:span></text:p>
      <text:p text:style-name="P6">אמא ואבא נסעו לנופש, והשאירו את <text:span text:style-name="T6">n</text:span> ילדיהם <text:span text:style-name="T5">הגדולים </text:span>לשמור על <text:span text:style-name="T5">התינוקת ה-1+</text:span><text:span text:style-name="T6">n </text:span><text:span text:style-name="T5">.</text:span> הילדים לא כל כך רוצים לשמור אבל אין להם ברירה, אז הם החליטו לחלק ביניהם את הזמן ולעשות תורנויות. <text:s/>לכל ילד יש העדפות שונות לגבי הזמן ביום שהכי קשה לשמור בו - יש כאלה שהכי קשה להם לשמור בלילה, יש כאלה שהכי קשה להם לשמור דווקא בצהריים, וכו'. </text:p>
      <text:p text:style-name="P3"><text:span text:style-name="T4">א</text:span>. הגדירו בפירוט מהי חלוקה פרופורציונלית במצב ז<text:span text:style-name="T4">ה (מדוע זה שונה ממה שלמדנו בכיתה?).</text:span></text:p>
      <text:p text:style-name="P3"><text:span text:style-name="T4">ב</text:span>. כיתבו אלגוריתם המוצא חלוקה פרופורציונלית <text:span text:style-name="T9">של זמן השמירה, כך שכל ילד מקבל תורנות רצופה</text:span>.</text:p>
      <text:p text:style-name="P23">שאלה<text:span text:style-name="T27"> 3</text:span>: <text:span text:style-name="T11">חלוקת תורנויות ללא קנאה</text:span></text:p>
      <text:p text:style-name="P7">אמא ואבא נסעו לנופש<text:span text:style-name="T29"> וכו', כמו בשאלה 2. </text:span></text:p>
      <text:p text:style-name="P16">א. תארו אלגוריתם שבו כל אחד <text:span text:style-name="T28">מהילדים </text:span>מקבל <text:span text:style-name="T28">תורנות רצופה, והחלוקה היא </text:span>ללא-קנאה-בקירוב (עד כדי <text:span text:style-name="T28">שניה אחת</text:span>).</text:p>
      <text:p text:style-name="P15">ב. תנו דוגמה הממחישה את פעולת האלגוריתם<text:span text:style-name="T29"> של סעיף א</text:span>.</text:p>
      <text:p text:style-name="P20">שאלה <text:span text:style-name="T30">4</text:span>: <text:span text:style-name="T2">חלוקה עם זכויות לא שוות (unequal entitlements)</text:span></text:p>
      <text:p text:style-name="P5">עמי ותמי <text:span text:style-name="T3">עזרו לאמא להכין עוגה, אבל תמי עזרה יותר. עמי השקיע שעתיים ותמי השקיעה חמש שעות. אמא רוצה לחלק את העוגה ביניהם בצורה הוגנת בהתאם להשקעה.</text:span></text:p>
      <text:p text:style-name="P4"><text:span text:style-name="T4">א</text:span>. <text:span text:style-name="T31">תנו הגדרה הגיונית למושג "</text:span>חלוקה פרופורציונלית" <text:span text:style-name="T31">במצב זה.</text:span></text:p>
      <text:p text:style-name="P4"><text:span text:style-name="T10">ב</text:span>. כיתבו אלגוריתם המוצא חלוקה פרופורציונלית<text:span text:style-name="T15">.</text:span></text:p>
      <text:p text:style-name="P18">שאלה <text:span text:style-name="T30">5</text:span>: <text:span text:style-name="T7">שינוי חלוקה קיימת</text:span></text:p>
      <text:p text:style-name="P14"><text:span text:style-name="T7">עמי רמי ו</text:span>תמי <text:span text:style-name="T7">חילקו ביניהם עוגה בצורה פרופורציונלית (כל אחד קיבל לפחות 1/3). <text:s/>הם התיישבו לאכול, אבל לפני שהספיקו - נכנסה צומי וטענה שגם לה מגיע חלק. <text:s text:c="4"/>פתחו אלגוריתם המוצא חלוקה פרופורציונלית (כל אחד מקבל לפחות 1/4), ובנוסף, נותן לכל אחד משלושת הילדים הראשונים (עמי רמי ותמי) לפחות 3/4 מהערך שהיה לו בחלוקה הראשונה.</text:span></text:p>
      <text:p text:style-name="P22"><text:soft-page-break/>שאלה <text:span text:style-name="T30">6</text:span>: <text:span text:style-name="T11">חלוקה ללא קנאה עם שארית</text:span></text:p>
      <text:p text:style-name="P27"><text:span text:style-name="T14">נתון</text:span> <text:span text:style-name="T14">ה</text:span>אלגוריתם <text:span text:style-name="T16">הבא לחלוקה בין 3 אנשים </text:span>(דומה לצעד הראשון של אלגוריתם סלפרידג'-קונוויי):</text:p>
      <text:list xml:id="list838305852" text:style-name="L1">
        <text:list-item>
          <text:p text:style-name="P29"><text:span text:style-name="T19">1. </text:span>עמי חותך את העוגה לשלושה חלקים שווים בעיניו.</text:p>
        </text:list-item>
        <text:list-item>
          <text:p text:style-name="P29"><text:span text:style-name="T19">2. </text:span>תמי <text:span text:style-name="T19">מקצצת את הפרוסה הטובה ביותר בעיניה, כך שיהיו לה שתי פרוסות טובות ביותר.</text:span></text:p>
        </text:list-item>
        <text:list-item>
          <text:p text:style-name="P29"><text:span text:style-name="T19">3. </text:span>השחקנים בוחרים פרוסה מבין הפרוסות הנמצאות על השולחן, לפי הסדר: רמי - תמי - עמי.</text:p>
        </text:list-item>
      </text:list>
      <text:p text:style-name="P11">שימו לב - באלגוריתם זה לא כל העוגה מחולקת - יש שארית הנשארת על השולחן.</text:p>
      <text:p text:style-name="P10"><text:span text:style-name="T17">א. </text:span>הוכיחו <text:span text:style-name="T18">שהחלוקה המתקבלת היא ללא קנאה, וכל שחקן מקבל </text:span>פרוסה השווה בעיניו לפחות <text:span text:style-name="T12">1/4</text:span> מהשווי הכללי של העוגה<text:span text:style-name="T18">.</text:span></text:p>
      <text:p text:style-name="P12">ב. <text:span text:style-name="T18">עכשיו נניח שצריך לחלק עוגה בין 4 שחקנים. תארו אלגוריתם לחלוקה עם שארית, הנותן חלוקה ללא קנאה, שבה כל שחקן מקבל פרוסה השווה בעיניו לפחות </text:span><text:span text:style-name="T13">1/8 </text:span><text:span text:style-name="T18">מהשווי הכללי של העוגה.</text:span></text:p>
      <text:p text:style-name="P19">שאלה <text:span text:style-name="T8">7: תיכנות - חלוקת-עוגה פרופורציונלית</text:span></text:p>
      <text:p text:style-name="P8">נניח שרוצים לחלק <text:span text:style-name="T26">נהר חד-ממדי, המיוצג </text:span>ע"י הקטע [0,1]. כל משתתף מיוצג ע"י המחלקה הבאה:</text:p>
      <text:p text:style-name="P28">class Agent {</text:p>
      <text:p text:style-name="P28"><text:tab/>double eval(double x); <text:s/></text:p>
      <text:p text:style-name="P28"><text:s text:c="11"/>// INPUT: <text:s text:c="2"/>x, a number between 0 and 1.</text:p>
      <text:p text:style-name="P28"><text:s text:c="11"/>// OUTPUT: <text:s/>v, the value of [0,x]</text:p>
      <text:p text:style-name="P28"/>
      <text:p text:style-name="P28"><text:tab/>double mark(double v);</text:p>
      <text:p text:style-name="P28"><text:s text:c="11"/>// INPUT: <text:s text:c="2"/>v, a number between 0 and 1.</text:p>
      <text:p text:style-name="P28"><text:s text:c="11"/>// OUTPUT: <text:s/>a number such that the value of [0,x] is v.</text:p>
      <text:p text:style-name="P28">}</text:p>
      <text:p text:style-name="P26">א. כיתבו בשפה לבחירתכם (אפשר גם פסאודו-קוד) את אלגוריתם "חתוך ובחר":</text:p>
      <text:p text:style-name="P24">void cutAndChoose(Agent a, Agent b)</text:p>
      <text:p text:style-name="P26">הפונקציה מקבלת שני שחקנים וכותבת את החלוקה בפורמט הבא (לדוגמה):</text:p>
      <text:p text:style-name="P25">Agent a receives [0,0.3]. <text:s/>Agent b receives [0.3,1].</text:p>
      <text:p text:style-name="P26">ב. כיתבו בשפה לבחירתכם את אלגוריתם "המפחית האחרון":</text:p>
      <text:p text:style-name="P24">void lastDiminisher(Agent[] agents)</text:p>
      <text:p text:style-name="P26">הפונקציה מקבלת מערך של שחקנים וכותבת את החלוקה בפורמט הבא (לדוגמה):</text:p>
      <text:p text:style-name="P24"><text:span text:style-name="T20">Agent 0 receives [0,0.3]. </text:span><text:span text:style-name="T21"><text:s/></text:span><text:span text:style-name="T20">Agent 1 receives [0.3,0.6]</text:span><text:span text:style-name="T21">.</text:span><text:span text:style-name="T20"> </text:span><text:span text:style-name="T21"><text:s/>Agent 2..</text:span></text:p>
      <text:p text:style-name="P24"><text:span text:style-name="T21"/></text:p>
      <text:p text:style-name="P24"><text:span text:style-name="T21"/></text:p>
      <text:p text:style-name="P35"><text:soft-page-break/>מאמרים<text:span text:style-name="T47"> להרחבה ולמטלת רשות</text:span></text:p>
      <text:list xml:id="list3764587663" text:style-name="L2">
        <text:list-item>
          <text:p text:style-name="P33"><text:bookmark text:name="cite_note-ws07-6"/><text:span text:style-name="Citation"><text:span text:style-name="T36">Woeginger, Gerhard J. (2007). "On the complexity of cake cutting". Discrete Optimization. </text:span></text:span><text:span text:style-name="Citation"><text:span text:style-name="T42">4</text:span></text:span><text:span text:style-name="Citation"><text:span text:style-name="T36"> (2): 213–220. </text:span></text:span><text:a xlink:type="simple" xlink:href="https://en.wikipedia.org/wiki/Digital_object_identifier" text:style-name="Internet_20_link" text:visited-style-name="Visited_20_Internet_20_Link"><text:span text:style-name="Citation"><text:span text:style-name="T36">doi</text:span></text:span></text:a><text:span text:style-name="Citation"><text:span text:style-name="T36">:</text:span></text:span><text:a xlink:type="simple" xlink:href="https://doi.org/10.1016%2Fj.disopt.2006.07.003" text:style-name="Internet_20_link" text:visited-style-name="Visited_20_Internet_20_Link"><text:span text:style-name="Citation"><text:span text:style-name="T36">10.1016/j.disopt.2006.07.003</text:span></text:span></text:a><text:span text:style-name="Citation"><text:span text:style-name="T36">.</text:span></text:span><text:span text:style-name="T36"> </text:span></text:p>
        </text:list-item>
        <text:list-item>
          <text:p text:style-name="P33"><text:span text:style-name="T37">Agnes Cseh, Tamas Fleiner (2018): "</text:span><text:span text:style-name="T44">The Complexity of Cake Cutting with Unequal Shares</text:span><text:span text:style-name="T37">". </text:span><text:a xlink:type="simple" xlink:href="https://arxiv.org/pdf/1709.03152.pdf" text:style-name="Internet_20_link" text:visited-style-name="Visited_20_Internet_20_Link"><text:span text:style-name="T37">https://arxiv.org/pdf/1709.03152.pdf</text:span></text:a></text:p>
        </text:list-item>
        <text:list-item>
          <text:p text:style-name="P33"><text:span text:style-name="Citation"><text:span text:style-name="T36">Procaccia, Ariel (2009). </text:span></text:span><text:a xlink:type="simple" xlink:href="http://www.aaai.org/ocs/index.php/IJCAI/IJCAI-09/paper/viewFile/274/634" text:style-name="Internet_20_link" text:visited-style-name="Visited_20_Internet_20_Link"><text:span text:style-name="Citation"><text:span text:style-name="T36">"Thou Shalt Covet Thy Neighbor's Cake"</text:span></text:span></text:a><text:span text:style-name="Citation"><text:span text:style-name="T36">. IJCAI'09 Proceedings of the 21st International Joint Conference on Artificial Intelligence: 239–244.</text:span></text:span></text:p>
        </text:list-item>
        <text:list-item>
          <text:p text:style-name="P33"><text:span text:style-name="Citation"><text:span text:style-name="T36">Aziz, Haris; MacKenzie, Simon (2016). "A discrete and bounded envy-free cake cutting protocol for any number of agents". FOCS 2016. </text:span></text:span><text:a xlink:type="simple" xlink:href="https://en.wikipedia.org/wiki/ArXiv" text:style-name="Internet_20_link" text:visited-style-name="Visited_20_Internet_20_Link"><text:span text:style-name="Citation"><text:span text:style-name="T36">arXiv</text:span></text:span></text:a><text:span text:style-name="Citation"><text:span text:style-name="T36">:</text:span></text:span><text:a xlink:type="simple" xlink:href="https://arxiv.org/abs/1604.03655" text:style-name="Internet_20_link" text:visited-style-name="Visited_20_Internet_20_Link"><text:span text:style-name="Citation"><text:span text:style-name="T36">1604.03655</text:span></text:span></text:a><text:span text:style-name="Citation"><text:span text:style-name="T36">.</text:span></text:span><text:span text:style-name="Citation"><text:span text:style-name="T38"> להתמקד באלגוריתמים 1,2 כולל הדגמה</text:span></text:span></text:p>
        </text:list-item>
        <text:list-item>
          <text:p text:style-name="P31"><text:span text:style-name="Citation"><text:span text:style-name="T36">X Bei, G Huzhang, W </text:span></text:span><text:span text:style-name="Citation"><text:span text:style-name="T45">Suksompong</text:span></text:span><text:span text:style-name="T46"> (2018).</text:span><text:span text:style-name="Citation"><text:span text:style-name="T43"> </text:span></text:span><text:bookmark text:name="wobo3rMBn_MJ"/><text:a xlink:type="simple" xlink:href="https://arxiv.org/abs/1804.06923" text:style-name="Internet_20_link" text:visited-style-name="Visited_20_Internet_20_Link"><text:span text:style-name="Citation"><text:span text:style-name="T36">Truthful Fair Division without Free Disposal‏</text:span></text:span></text:a><text:span text:style-name="Citation"><text:span text:style-name="T39">. </text:span></text:span><text:span text:style-name="T36">arXiv:1804.06923</text:span><text:span text:style-name="T39">.</text:span></text:p>
        </text:list-item>
        <text:list-item>
          <text:p text:style-name="P31"><text:span text:style-name="T40">G. Cheze (2018), "</text:span><text:bookmark text:name="SCQk8YHusPoJ"/><text:a xlink:type="simple" xlink:href="https://arxiv.org/abs/1810.06913" text:style-name="Internet_20_link" text:visited-style-name="Visited_20_Internet_20_Link"><text:span text:style-name="T36">How to share a </text:span></text:a><text:a xlink:type="simple" xlink:href="https://arxiv.org/abs/1810.06913" text:style-name="Internet_20_link" text:visited-style-name="Visited_20_Internet_20_Link"><text:span text:style-name="T45">cake </text:span></text:a><text:a xlink:type="simple" xlink:href="https://arxiv.org/abs/1810.06913" text:style-name="Internet_20_link" text:visited-style-name="Visited_20_Internet_20_Link"><text:span text:style-name="T36">with a secret agent‏</text:span></text:a><text:span text:style-name="T40">"</text:span></text:p>
        </text:list-item>
        <text:list-item>
          <text:p text:style-name="P31"><text:span text:style-name="T40">G. Cheze (2018), "</text:span><text:span text:style-name="T36">Don't cry to be the first! Symmetric fair division exist</text:span><text:span text:style-name="T40">" </text:span><text:a xlink:type="simple" xlink:href="https://arxiv.org/abs/1804.03833" text:style-name="Internet_20_link" text:visited-style-name="Visited_20_Internet_20_Link"><text:span text:style-name="T40">https://arxiv.org/abs/1804.03833</text:span></text:a></text:p>
        </text:list-item>
        <text:list-item>
          <text:p text:style-name="P31"><text:span text:style-name="T36">R Freeman, DM Pennock, JW Vaughan </text:span><text:span text:style-name="T41">(</text:span><text:span text:style-name="T36">2019</text:span><text:span text:style-name="T41">), </text:span><text:bookmark text:name="4AJDuA9Ml9QJ"/><text:a xlink:type="simple" xlink:href="https://users.cs.duke.edu/~rupert/wagering-fair-division-aaai.pdf" text:style-name="Internet_20_link" text:visited-style-name="Visited_20_Internet_20_Link"><text:span text:style-name="T36">An Equivalence Between Wagering and Fair-Division Mechanisms‏</text:span></text:a></text:p>
        </text:list-item>
        <text:list-item>
          <text:p text:style-name="P31"><text:a xlink:type="simple" xlink:href="https://arxiv.org/search/math?searchtype=author&amp;query=Meunier%2C+F" text:style-name="Internet_20_link" text:visited-style-name="Visited_20_Internet_20_Link"><text:span text:style-name="Citation"><text:span text:style-name="T32">Frédéric Meunier</text:span></text:span></text:a><text:span text:style-name="Citation"><text:span text:style-name="T32">, </text:span></text:span><text:a xlink:type="simple" xlink:href="https://arxiv.org/search/math?searchtype=author&amp;query=Zerbib%2C+S" text:style-name="Internet_20_link" text:visited-style-name="Visited_20_Internet_20_Link"><text:span text:style-name="Citation"><text:span text:style-name="T32">Shira Zerbib</text:span></text:span></text:a><text:span text:style-name="Citation"><text:span text:style-name="T32"> </text:span></text:span><text:span text:style-name="Citation"><text:span text:style-name="T34">(201</text:span></text:span><text:span text:style-name="Citation"><text:span text:style-name="T35">9</text:span></text:span><text:span text:style-name="Citation"><text:span text:style-name="T34">): "Envy-free cake division without assuming the players prefer nonempty pieces"</text:span></text:span></text:p>
        </text:list-item>
        <text:list-item>
          <text:p text:style-name="P30"><text:span text:style-name="Citation"><text:span text:style-name="T33">L. Kranich (2018): "</text:span></text:span><text:bookmark text:name="nQnsKRdLm7kJ"/><text:a xlink:type="simple" xlink:href="https://link.springer.com/article/10.1007/s40505-018-0160-9" text:style-name="Internet_20_link" text:visited-style-name="Visited_20_Internet_20_Link"><text:span text:style-name="Citation"><text:span text:style-name="T34">Divide-and-choose with nonmonotonic preferences‏</text:span></text:span></text:a><text:span text:style-name="T22">"</text:span><text:span text:style-name="T21">‏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23T19:16:54.946470451</dc:date>
    <meta:editing-duration>P10DT21H23M57S</meta:editing-duration>
    <meta:editing-cycles>1339</meta:editing-cycles>
    <meta:document-statistic meta:table-count="0" meta:image-count="0" meta:object-count="0" meta:page-count="3" meta:paragraph-count="59" meta:word-count="758" meta:character-count="4560" meta:non-whitespace-character-count="3811"/>
  </office:meta>
</office:document-meta>
</file>